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70fab"/>
    </style:style>
    <style:style style:name="P2" style:family="paragraph" style:parent-style-name="Standard">
      <style:text-properties officeooo:paragraph-rsid="0028d16b"/>
    </style:style>
    <style:style style:name="P3" style:family="paragraph" style:parent-style-name="Standard">
      <style:text-properties officeooo:rsid="0033f8e7" officeooo:paragraph-rsid="0033f8e7"/>
    </style:style>
    <style:style style:name="P4" style:family="paragraph" style:parent-style-name="Standard">
      <style:text-properties officeooo:paragraph-rsid="00397d24"/>
    </style:style>
    <style:style style:name="P5" style:family="paragraph" style:parent-style-name="Standard">
      <style:text-properties officeooo:rsid="00397d24" officeooo:paragraph-rsid="00397d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get --quiet -O - https://www.postgresql.org/media/keys/ACCC4CF8.asc | sudo apt-key add -</text:p>
      <text:p text:style-name="Standard">sudo sh -c 'echo "deb http://apt.postgresql.org/pub/repos/apt/ 'lsb_release -cs'-pgdg main" &gt;&gt; /etc/apt/sources.list.d/pgdg.list'</text:p>
      <text:p text:style-name="Standard">sudo sh -c 'echo "deb http://apt.postgresql.org/pub/repos/apt/ 'lsb_release -cs'-pgdg main" &gt;&gt; /etc/apt/sources.list.d/pgdg.list'"</text:p>
      <text:p text:style-name="Standard">sudo sh -c 'echo deb http://apt.postgresql.org/pub/repos/apt/ 'lsb_release -cs'-pgdg main" &gt;&gt; /etc/apt/sources.list.d/pgdg.list'</text:p>
      <text:p text:style-name="Standard">sudo apt-get update</text:p>
      <text:p text:style-name="Standard">sudo apt-get install postgresql postgresql-contrib</text:p>
      <text:p text:style-name="Standard">sudo su</text:p>
      <text:p text:style-name="P3">su postgres</text:p>
      <text:p text:style-name="Standard">psql</text:p>
      <text:p text:style-name="Standard">postgres=# CREATE DATABASE</text:p>
      <text:p text:style-name="Standard">postgres-# <text:s/>appelcot;</text:p>
      <text:p text:style-name="Standard">CREATE DATABASE</text:p>
      <text:p text:style-name="Standard">postgres=# CREATE DATABASE cartes_tp;</text:p>
      <text:p text:style-name="Standard">CREATE DATABASE</text:p>
      <text:p text:style-name="Standard">postgres=# CREATE EXTENSION fuzzystrmatch;</text:p>
      <text:p text:style-name="Standard">CREATE EXTENSION</text:p>
      <text:p text:style-name="Standard">postgres=# \q</text:p>
      <text:p text:style-name="Standard">postgres@NCY-LAP-DEV-11:/home/franiattem/Documents/projets/appelcot_cartestp$ exit</text:p>
      <text:p text:style-name="Standard">root@NCY-LAP-DEV-11:/home/franiattem/Documents/projets/appelcot_cartestp# exit</text:p>
      <text:p text:style-name="Standard">git checkout release/server/1.0.2</text:p>
      <text:p text:style-name="Standard">git branch</text:p>
      <text:p text:style-name="Standard">sudo chmod -R guo+rw .</text:p>
      <text:p text:style-name="Standard">sudo apt-get install php7.1 <text:s/>php7.1-sybase php7.1-pgsql php7.1-mbstring php7.1-sqlite3</text:p>
      <text:p text:style-name="Standard">composer install</text:p>
      <text:p text:style-name="Standard">sudo apt update</text:p>
      <text:p text:style-name="Standard">sudo apt install -y curl wget gnupg2 ca-certificates lsb-release apt-transport-https</text:p>
      <text:p text:style-name="Standard">wget https://packages.sury.org/php/apt.gpg</text:p>
      <text:p text:style-name="Standard">sudo apt-key add apt.gpg</text:p>
      <text:p text:style-name="Standard">echo "deb https://packages.sury.org/php/ $(lsb_release -sc) main" | sudo tee /etc/apt/sources.list.d/php7.list</text:p>
      <text:p text:style-name="Standard">sudo apt update</text:p>
      <text:p text:style-name="Standard">sudo apt-get install php7.1 <text:s/>php7.1-sybase php7.1-pgsql php7.1-mbstring php7.1-sqlite3</text:p>
      <text:p text:style-name="Standard">sudo apt-get install php7.1-curl</text:p>
      <text:p text:style-name="Standard">sudo chown -R franiattem:www-data .</text:p>
      <text:p text:style-name="Standard">ls -la /home/franiattem/Documents/projets/appelcot_cartestp/Appel_Cot/generation_appelcot_refracto <text:s/></text:p>
      <text:p text:style-name="Standard">sudo chown -R franiattem:www-data .</text:p>
      <text:p text:style-name="Standard">composer install</text:p>
      <text:p text:style-name="Standard">composer update</text:p>
      <text:p text:style-name="Standard">sudo ln -s /home/franiattem/Documents/projets/appelcot_cartestp/ /var/www/html/</text:p>
      <text:p text:style-name="Standard"/>
      <text:p text:style-name="Standard"><text:a xlink:type="simple" xlink:href="https://phoenixnap.com/kb/how-to-install-postgresql-on-ubuntu" text:style-name="Internet_20_link" text:visited-style-name="Visited_20_Internet_20_Link">https://phoenixnap.com/kb/how-to-install-postgresql-on-ubuntu</text:a></text:p>
      <text:p text:style-name="Standard"><text:a xlink:type="simple" xlink:href="https://www.itzgeek.com/how-tos/linux/debian/how-to-install-php-7-3-7-2-7-1-on-debian-10-debian-9-debian-8.html" text:style-name="Internet_20_link" text:visited-style-name="Visited_20_Internet_20_Link">https://www.itzgeek.com/how-tos/linux/debian/how-to-install-php-7-3-7-2-7-1-on-debian-10-debian-9-debian-8.html</text:a></text:p>
      <text:p text:style-name="Standard"/>
      <text:p text:style-name="Standard"/>
      <text:p text:style-name="Standard"/>
      <text:p text:style-name="Standard"><text:a xlink:type="simple" xlink:href="https://docs.rackspace.com/support/how-to/set-up-apache-virtual-hosts-on-the-ubuntu-operating-system/" text:style-name="Internet_20_link" text:visited-style-name="Visited_20_Internet_20_Link">https://docs.rackspace.com/support/how-to/set-up-apache-virtual-hosts-on-the-ubuntu-operating-system/</text:a></text:p>
      <text:p text:style-name="Standard"><text:soft-page-break/></text:p>
      <text:p text:style-name="Standard">sudo nano appelcot.com.conf</text:p>
      <text:p text:style-name="Standard">sudo nano cartestp.com.conf</text:p>
      <text:p text:style-name="Standard">sudo a2ensite appelcot.com</text:p>
      <text:p text:style-name="Standard">systemctl reload apache2</text:p>
      <text:p text:style-name="Standard">sudo a2ensite cartestp.com</text:p>
      <text:p text:style-name="P2">systemctl reload apache2</text:p>
      <text:p text:style-name="P1">sudo nano hosts</text:p>
      <text:p text:style-name="Standard"/>
      <text:p text:style-name="Standard"><text:a xlink:type="simple" xlink:href="https://computingforgeeks.com/how-to-install-php-7-3-on-debian-9-debian-8/" text:style-name="Internet_20_link" text:visited-style-name="Visited_20_Internet_20_Link">https://computingforgeeks.com/how-to-install-php-7-3-on-debian-9-debian-8/</text:a></text:p>
      <text:p text:style-name="Standard"><text:a xlink:type="simple" xlink:href="https://php.watch/articles/Ubuntu-PHP-7.3" text:style-name="Internet_20_link" text:visited-style-name="Visited_20_Internet_20_Link">https://php.watch/articles/Ubuntu-PHP-7.3</text:a></text:p>
      <text:p text:style-name="Standard"/>
      <text:p text:style-name="Standard">sudo apt update</text:p>
      <text:p text:style-name="Standard">sudo apt upgrade -y</text:p>
      <text:p text:style-name="Standard">sudo apt -y install lsb-release apt-transport-https ca-certificates </text:p>
      <text:p text:style-name="Standard">sudo wget -O /etc/apt/trusted.gpg.d/php.gpg https://packages.sury.org/php/apt.gpg</text:p>
      <text:p text:style-name="Standard">echo "deb https://packages.sury.org/php/ $(lsb_release -sc) main" | sudo tee /etc/apt/sources.list.d/php7.3.list</text:p>
      <text:p text:style-name="Standard">sudo apt update</text:p>
      <text:p text:style-name="Standard">sudo apt -y install php7.3</text:p>
      <text:p text:style-name="Standard">sudo apt autoremove</text:p>
      <text:p text:style-name="Standard">php -v</text:p>
      <text:p text:style-name="Standard">sudo apt install php7.3-cli php7.3-fpm php7.3-json php7.3-pdo php7.3-mysql php7.3-zip php7.3-gd <text:s/>php7.3-mbstring php7.3-curl php7.3-xml php7.3-bcmath php7.3-json</text:p>
      <text:p text:style-name="Standard">php -v</text:p>
      <text:p text:style-name="Standard">composer install</text:p>
      <text:p text:style-name="Standard">apt policy php7.3-cli</text:p>
      <text:p text:style-name="Standard">php -v</text:p>
      <text:p text:style-name="Standard">sudo apt install php7.3 php7.3-common php7.3-cli</text:p>
      <text:p text:style-name="Standard">apt install php7.3-bcmath php7.3-bz2 php7.3-curl php7.3-gd php7.3-intl php7.3-json php7.3-mbstring php7.3-readline php7.3-xml php7.3-zip</text:p>
      <text:p text:style-name="Standard">sudo apt install php7.3-bcmath php7.3-bz2 php7.3-curl php7.3-gd php7.3-intl php7.3-json php7.3-mbstring php7.3-readline php7.3-xml php7.3-zip</text:p>
      <text:p text:style-name="Standard">php -v</text:p>
      <text:p text:style-name="Standard">sudo apt update</text:p>
      <text:p text:style-name="Standard">sudo apt install php7.3</text:p>
      <text:p text:style-name="Standard">php -v</text:p>
      <text:p text:style-name="Standard">sudo a2enmod php7.3</text:p>
      <text:p text:style-name="Standard">php -v</text:p>
      <text:p text:style-name="Standard">sudo service apache2 restart</text:p>
      <text:p text:style-name="Standard">php -v</text:p>
      <text:p text:style-name="Standard">sudo a2dismod php7.1</text:p>
      <text:p text:style-name="Standard">sudo a2enmod php7.3</text:p>
      <text:p text:style-name="Standard">sudo rm php7.1.conf</text:p>
      <text:p text:style-name="Standard">cd /etc/apache2/mods-enabled</text:p>
      <text:p text:style-name="Standard">ls</text:p>
      <text:p text:style-name="Standard">php -v</text:p>
      <text:p text:style-name="Standard">sudo service apache2 stop</text:p>
      <text:p text:style-name="Standard">sudo service apache2 start</text:p>
      <text:p text:style-name="Standard">php -v</text:p>
      <text:p text:style-name="Standard">sudo update-alternatives --set php /usr/bin/php7.3</text:p>
      <text:p text:style-name="Standard">php -v</text:p>
      <text:p text:style-name="P4"><text:soft-page-break/>composer install</text:p>
      <text:p text:style-name="P4">sudo su</text:p>
      <text:p text:style-name="P4">su postgres</text:p>
      <text:p text:style-name="P4">psql</text:p>
      <text:p text:style-name="P4">postgres=# CREATE USER postgre; </text:p>
      <text:p text:style-name="Standard">CREATE ROLE</text:p>
      <text:p text:style-name="Standard">postgres=# ALTER USER postgre with encrypted password 'postgre';</text:p>
      <text:p text:style-name="Standard">ALTER ROLE</text:p>
      <text:p text:style-name="Standard">postgres=# ALTER USER postgre with superuser;</text:p>
      <text:p text:style-name="Standard">ALTER ROLE</text:p>
      <text:p text:style-name="Standard">postgres=# ALTER DATABASE appelcot owner to postgre;</text:p>
      <text:p text:style-name="Standard">ALTER DATABASE</text:p>
      <text:p text:style-name="Standard">postgres=# \c appelcot</text:p>
      <text:p text:style-name="Standard">Vous êtes maintenant connecté à la base de données « appelcot » en tant qu'utilisateur « postgres ».</text:p>
      <text:p text:style-name="Standard">appelcot=# CREATE EXTENSION fuzzystrmatch;</text:p>
      <text:p text:style-name="P4">CREATE EXTENSION</text:p>
      <text:p text:style-name="P5">ctrl+d</text:p>
      <text:p text:style-name="Standard">sudo su</text:p>
      <text:p text:style-name="Standard">su postgres</text:p>
      <text:p text:style-name="Standard">psql</text:p>
      <text:p text:style-name="Standard">ALTER DATABASE cartes_tp owner to postgre;</text:p>
      <text:p text:style-name="Standard">php artisan migrate</text:p>
      <text:p text:style-name="Standard">sudo apt-get install php-smbclient</text:p>
      <text:p text:style-name="Standard"/>
      <text:p text:style-name="Standard"><text:a xlink:type="simple" xlink:href="http://cartestp.localhost/" text:style-name="Internet_20_link" text:visited-style-name="Visited_20_Internet_20_Link">http://cartestp.localhost/</text:a></text:p>
      <text:p text:style-name="Standard"><text:a xlink:type="simple" xlink:href="http://appelcot.localhost/" text:style-name="Internet_20_link" text:visited-style-name="Visited_20_Internet_20_Link">http://appelcot.localhost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6:37:01.169646856</meta:creation-date>
    <meta:generator>LibreOffice/6.1.5.2$Linux_X86_64 LibreOffice_project/10$Build-2</meta:generator>
    <dc:date>2021-07-13T11:22:58.969834708</dc:date>
    <meta:editing-duration>PT3H54M1S</meta:editing-duration>
    <meta:editing-cycles>21</meta:editing-cycles>
    <meta:document-statistic meta:table-count="0" meta:image-count="0" meta:object-count="0" meta:page-count="3" meta:paragraph-count="111" meta:word-count="433" meta:character-count="4167" meta:non-whitespace-character-count="3839"/>
  </office:meta>
</office:document-meta>
</file>